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2400000777000002142B158CB8.svm" manifest:media-type=""/>
  <manifest:file-entry manifest:full-path="Pictures/2000004000000D06000001D45F44A909.svm" manifest:media-type=""/>
  <manifest:file-entry manifest:full-path="Pictures/2000004000000D7C000001D4368CCF15.svm" manifest:media-type=""/>
  <manifest:file-entry manifest:full-path="Pictures/2000004700000CB000000214A793E800.svm" manifest:media-type=""/>
  <manifest:file-entry manifest:full-path="Pictures/20000039000009CB000001D466688A3D.svm" manifest:media-type=""/>
  <manifest:file-entry manifest:full-path="Pictures/2000002400000898000001D44A146893.svm" manifest:media-type=""/>
  <manifest:file-entry manifest:full-path="Pictures/2000003900000AB1000001D4BE722F06.svm" manifest:media-type=""/>
  <manifest:file-entry manifest:full-path="Pictures/2000004700000D6A00000214D5FC15F6.svm" manifest:media-type=""/>
  <manifest:file-entry manifest:full-path="Pictures/2000004000000C6F00000214A377F827.svm" manifest:media-type=""/>
  <manifest:file-entry manifest:full-path="Pictures/2000004000000C2B000002142AA94942.svm" manifest:media-type=""/>
  <manifest:file-entry manifest:full-path="Pictures/2000002B000006DF000001D4EF633E8B.svm" manifest:media-type=""/>
  <manifest:file-entry manifest:full-path="Pictures/2000003900000A9D000001D425519458.svm" manifest:media-type=""/>
  <manifest:file-entry manifest:full-path="Pictures/2000000F00000825000001D4AE85CCDF.svm" manifest:media-type=""/>
  <manifest:file-entry manifest:full-path="Pictures/200000710000160B000001FB26713F69.svm" manifest:media-type=""/>
  <manifest:file-entry manifest:full-path="Pictures/2000002400000863000001D48CF95BEA.svm" manifest:media-type=""/>
  <manifest:file-entry manifest:full-path="Pictures/100000000000002500000023EB4E9695.png" manifest:media-type="image/png"/>
  <manifest:file-entry manifest:full-path="Pictures/2000004700000CF2000002144491174A.svm" manifest:media-type=""/>
  <manifest:file-entry manifest:full-path="Pictures/2000002400000598000001D43D2CE514.svm" manifest:media-type=""/>
  <manifest:file-entry manifest:full-path="Pictures/20000039000009C8000001D40AE32B21.svm" manifest:media-type=""/>
  <manifest:file-entry manifest:full-path="Pictures/20000039000009D6000001D4742672A3.svm" manifest:media-type=""/>
  <manifest:file-entry manifest:full-path="Pictures/2000004000000BF200000214A17C5F2A.svm" manifest:media-type=""/>
  <manifest:file-entry manifest:full-path="Pictures/2000000F00000371000001D498A77617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3382in" style:rel-column-width="13106*"/>
    </style:style>
    <style:style style:name="Table15.B" style:family="table-column">
      <style:table-column-properties style:column-width="1.3389in" style:rel-column-width="13107*"/>
    </style:style>
    <style:style style:name="Table15.E" style:family="table-column">
      <style:table-column-properties style:column-width="1.3389in" style:rel-column-width="13109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E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6*"/>
    </style:style>
    <style:style style:name="Table1.B" style:family="table-column">
      <style:table-column-properties style:column-width="1.3389in" style:rel-column-width="13107*"/>
    </style:style>
    <style:style style:name="Table1.D" style:family="table-column">
      <style:table-column-properties style:column-width="1.3389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1*"/>
    </style:style>
    <style:style style:name="Table3.B" style:family="table-column">
      <style:table-column-properties style:column-width="1.1153in" style:rel-column-width="10923*"/>
    </style:style>
    <style:style style:name="Table3.C" style:family="table-column">
      <style:table-column-properties style:column-width="1.1153in" style:rel-column-width="10922*"/>
    </style:style>
    <style:style style:name="Table3.E" style:family="table-column">
      <style:table-column-properties style:column-width="1.116in" style:rel-column-width="1092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2in" style:rel-column-width="13106*"/>
    </style:style>
    <style:style style:name="Table2.B" style:family="table-column">
      <style:table-column-properties style:column-width="1.3389in" style:rel-column-width="13107*"/>
    </style:style>
    <style:style style:name="Table2.E" style:family="table-column">
      <style:table-column-properties style:column-width="1.3389in" style:rel-column-width="1310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text-properties style:font-name="Liberation Serif1" fo:font-style="normal" fo:font-weight="normal" officeooo:rsid="036c777f" officeooo:paragraph-rsid="0034e4e7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6c777f" officeooo:paragraph-rsid="003c126c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font-name="Liberation Serif1" fo:font-style="normal" fo:font-weight="normal" officeooo:rsid="041be12b" officeooo:paragraph-rsid="003a5ecc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line-height="150%"/>
      <style:text-properties style:font-name="Liberation Serif1" fo:font-style="normal" fo:font-weight="normal" officeooo:rsid="03c1ff0e" officeooo:paragraph-rsid="0034e4e7" style:font-name-asian="Liberation Serif1" style:font-style-asian="normal" style:font-weight-asian="normal" style:font-name-complex="Liberation Serif1" style:font-style-complex="normal" style:font-weight-complex="normal"/>
    </style:style>
    <style:style style:name="P7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6e24c" style:font-name-asian="Liberation Serif1" style:font-style-asian="normal" style:font-weight-asian="normal" style:font-name-complex="Liberation Serif1" style:font-style-complex="normal" style:font-weight-complex="normal"/>
    </style:style>
    <style:style style:name="P8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96024" style:font-name-asian="Liberation Serif1" style:font-style-asian="normal" style:font-weight-asian="normal" style:font-name-complex="Liberation Serif1" style:font-style-complex="normal" style:font-weight-complex="normal"/>
    </style:style>
    <style:style style:name="P9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c126c" style:font-name-asian="Liberation Serif1" style:font-style-asian="normal" style:font-weight-asian="normal" style:font-name-complex="Liberation Serif1" style:font-style-complex="normal" style:font-weight-complex="normal"/>
    </style:style>
    <style:style style:name="P10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11" style:family="paragraph" style:parent-style-name="Text_20_body">
      <style:paragraph-properties fo:line-height="150%"/>
      <style:text-properties style:font-name="Liberation Serif1" fo:font-style="normal" fo:font-weight="normal" officeooo:rsid="00406a9e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3" style:family="paragraph" style:parent-style-name="Standard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style="normal" fo:font-weight="normal" officeooo:rsid="036c777f" officeooo:paragraph-rsid="003f8cdf" style:font-name-asian="Liberation Serif1" style:font-style-asian="normal" style:font-weight-asian="normal" style:font-name-complex="Liberation Serif1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officeooo:rsid="03d09ae6" officeooo:paragraph-rsid="003f8cdf"/>
    </style:style>
    <style:style style:name="P16" style:family="paragraph" style:parent-style-name="Table_20_Contents">
      <style:paragraph-properties fo:text-align="center" style:justify-single-word="false"/>
      <style:text-properties officeooo:rsid="03d125bb" officeooo:paragraph-rsid="003f8cdf"/>
    </style:style>
    <style:style style:name="P17" style:family="paragraph" style:parent-style-name="Table_20_Contents">
      <style:text-properties officeooo:rsid="03d125bb" officeooo:paragraph-rsid="003f8cdf"/>
    </style:style>
    <style:style style:name="P18" style:family="paragraph" style:parent-style-name="Table_20_Contents">
      <style:text-properties officeooo:paragraph-rsid="003f8cdf"/>
    </style:style>
    <style:style style:name="P19" style:family="paragraph" style:parent-style-name="Table_20_Contents">
      <style:text-properties officeooo:rsid="003f8cdf" officeooo:paragraph-rsid="003f8cdf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officeooo:paragraph-rsid="003c126c"/>
    </style:style>
    <style:style style:name="P21" style:family="paragraph" style:parent-style-name="Text_20_body">
      <style:paragraph-properties fo:line-height="150%" fo:break-before="page"/>
      <style:text-properties style:font-name="Liberation Serif1" fo:font-style="normal" fo:font-weight="normal" officeooo:rsid="036c777f" officeooo:paragraph-rsid="003f8cdf" style:font-name-asian="Liberation Serif1" style:font-style-asian="normal" style:font-weight-asian="normal" style:font-name-complex="Liberation Serif1" style:font-style-complex="normal" style:font-weight-complex="normal"/>
    </style:style>
    <style:style style:name="P22" style:family="paragraph" style:parent-style-name="Standard">
      <style:text-properties style:font-name="Liberation Serif1" fo:font-style="normal" fo:font-weight="normal" officeooo:rsid="036c777f" officeooo:paragraph-rsid="004272a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Liberation Serif1" fo:font-style="normal" fo:font-weight="normal" officeooo:rsid="041be12b" officeooo:paragraph-rsid="004448a8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/>
      <style:text-properties style:font-name="Liberation Serif1" fo:font-style="normal" fo:font-weight="normal" officeooo:rsid="036c777f" officeooo:paragraph-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P26" style:family="paragraph" style:parent-style-name="Text_20_body" style:list-style-name="L12">
      <style:text-properties officeooo:paragraph-rsid="004589f7"/>
    </style:style>
    <style:style style:name="P27" style:family="paragraph" style:parent-style-name="Text_20_body" style:list-style-name="L12">
      <style:text-properties style:font-name="Liberation Serif1" fo:font-style="normal" fo:font-weight="normal" officeooo:rsid="041be12b" officeooo:paragraph-rsid="00422c21" style:font-style-asian="normal" style:font-weight-asian="normal" style:font-style-complex="normal" style:font-weight-complex="normal"/>
    </style:style>
    <style:style style:name="P28" style:family="paragraph" style:parent-style-name="Text_20_body" style:list-style-name="L12">
      <style:text-properties style:font-name="Liberation Serif1" fo:font-style="normal" fo:font-weight="normal" officeooo:rsid="041be12b" officeooo:paragraph-rsid="004448a8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erif1" fo:font-style="normal" fo:font-weight="normal" officeooo:rsid="041be12b" officeooo:paragraph-rsid="004448a8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2">
      <style:paragraph-properties fo:line-height="150%"/>
      <style:text-properties style:font-name="Liberation Serif1" fo:font-style="normal" fo:font-weight="normal" officeooo:rsid="036c777f" officeooo:paragraph-rsid="00396024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2">
      <style:paragraph-properties fo:line-height="150%"/>
      <style:text-properties style:font-name="Liberation Serif1" fo:font-style="normal" fo:font-weight="normal" officeooo:rsid="036c777f" officeooo:paragraph-rsid="003f8cdf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2">
      <style:paragraph-properties fo:line-height="150%"/>
      <style:text-properties style:font-name="Liberation Serif1" fo:font-style="normal" fo:font-weight="normal" officeooo:rsid="036c777f" officeooo:paragraph-rsid="004589f7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erif1" fo:font-style="normal" fo:font-weight="normal" officeooo:rsid="036c777f" officeooo:paragraph-rsid="0034e4e7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Liberation Serif1" fo:font-style="normal" fo:font-weight="normal" officeooo:rsid="036c777f" officeooo:paragraph-rsid="003c126c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Liberation Serif1" fo:font-style="normal" fo:font-weight="normal" officeooo:rsid="036c777f" officeooo:paragraph-rsid="004448a8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Liberation Serif1" fo:font-style="normal" fo:font-weight="normal" officeooo:rsid="036c777f" officeooo:paragraph-rsid="0047e0d0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Liberation Serif1" fo:font-style="normal" fo:font-weight="normal" officeooo:rsid="004a5663" officeooo:paragraph-rsid="004a5663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2">
      <style:paragraph-properties fo:line-height="150%"/>
      <style:text-properties style:font-name="Liberation Serif1" fo:font-style="normal" fo:font-weight="normal" officeooo:rsid="036c777f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39" style:family="paragraph" style:parent-style-name="Text_20_body" style:list-style-name="L12">
      <style:paragraph-properties fo:line-height="150%"/>
      <style:text-properties style:font-name="Liberation Serif1" fo:font-style="normal" fo:font-weight="normal" officeooo:rsid="036c777f" officeooo:paragraph-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P40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c126c" style:font-name-asian="Liberation Serif1" style:font-style-asian="normal" style:font-weight-asian="normal" style:font-name-complex="Liberation Serif1" style:font-style-complex="normal" style:font-weight-complex="normal"/>
    </style:style>
    <style:style style:name="P41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42" style:family="paragraph" style:parent-style-name="Text_20_body">
      <style:paragraph-properties fo:line-height="150%"/>
      <style:text-properties style:font-name="Liberation Serif1" fo:font-style="normal" fo:font-weight="normal" officeooo:rsid="004a5663" officeooo:paragraph-rsid="004a5663" style:font-name-asian="Liberation Serif1" style:font-style-asian="normal" style:font-weight-asian="normal" style:font-name-complex="Liberation Serif1" style:font-style-complex="normal" style:font-weight-complex="normal"/>
    </style:style>
    <style:style style:name="P43" style:family="paragraph" style:parent-style-name="Text_20_body" style:list-style-name="L12">
      <style:paragraph-properties fo:break-before="page"/>
      <style:text-properties style:font-name="Liberation Serif1" fo:font-style="normal" fo:font-weight="normal" officeooo:rsid="036c777f" officeooo:paragraph-rsid="003c126c" style:font-style-asian="normal" style:font-weight-asian="normal" style:font-style-complex="normal" style:font-weight-complex="normal"/>
    </style:style>
    <style:style style:name="P44" style:family="paragraph" style:parent-style-name="Text_20_body" style:list-style-name="L12">
      <style:paragraph-properties fo:break-before="page"/>
      <style:text-properties style:font-name="Liberation Serif1" fo:font-style="normal" fo:font-weight="normal" officeooo:rsid="036c777f" officeooo:paragraph-rsid="0047e0d0" style:font-style-asian="normal" style:font-weight-asian="normal" style:font-style-complex="normal" style:font-weight-complex="normal"/>
    </style:style>
    <style:style style:name="P45" style:family="paragraph" style:parent-style-name="Table_20_Contents">
      <style:text-properties style:font-name="Liberation Serif1" officeooo:rsid="0362634e" officeooo:paragraph-rsid="004272a6"/>
    </style:style>
    <style:style style:name="P46" style:family="paragraph" style:parent-style-name="Table_20_Contents">
      <style:text-properties style:font-name="Liberation Serif1" officeooo:rsid="0362634e" officeooo:paragraph-rsid="004448a8"/>
    </style:style>
    <style:style style:name="P47" style:family="paragraph" style:parent-style-name="Table_20_Contents">
      <style:text-properties style:font-name="Liberation Serif1" officeooo:rsid="00363939" officeooo:paragraph-rsid="004272a6"/>
    </style:style>
    <style:style style:name="P48" style:family="paragraph" style:parent-style-name="Table_20_Contents">
      <style:text-properties style:font-name="Liberation Serif1" officeooo:rsid="00363939" officeooo:paragraph-rsid="004448a8"/>
    </style:style>
    <style:style style:name="P49" style:family="paragraph" style:parent-style-name="Table_20_Contents">
      <style:text-properties style:font-name="Liberation Serif1" officeooo:rsid="0364880b" officeooo:paragraph-rsid="004272a6"/>
    </style:style>
    <style:style style:name="P50" style:family="paragraph" style:parent-style-name="Table_20_Contents">
      <style:text-properties style:font-name="Liberation Serif1" officeooo:rsid="0364880b" officeooo:paragraph-rsid="004448a8"/>
    </style:style>
    <style:style style:name="P51" style:family="paragraph" style:parent-style-name="Table_20_Contents">
      <style:text-properties style:font-name="Liberation Serif1" officeooo:rsid="03638a15" officeooo:paragraph-rsid="004272a6"/>
    </style:style>
    <style:style style:name="P52" style:family="paragraph" style:parent-style-name="Table_20_Contents">
      <style:text-properties style:font-name="Liberation Serif1" officeooo:rsid="03638a15" officeooo:paragraph-rsid="004448a8"/>
    </style:style>
    <style:style style:name="P53" style:family="paragraph" style:parent-style-name="Table_20_Contents">
      <style:text-properties style:font-name="Liberation Serif1" officeooo:paragraph-rsid="004272a6"/>
    </style:style>
    <style:style style:name="P54" style:family="paragraph" style:parent-style-name="Table_20_Contents">
      <style:text-properties style:font-name="Liberation Serif1" officeooo:rsid="003d5a41" officeooo:paragraph-rsid="004448a8"/>
    </style:style>
    <style:style style:name="P55" style:family="paragraph" style:parent-style-name="Table_20_Contents">
      <style:text-properties officeooo:rsid="0362634e" officeooo:paragraph-rsid="004272a6"/>
    </style:style>
    <style:style style:name="P56" style:family="paragraph" style:parent-style-name="Table_20_Contents">
      <style:text-properties officeooo:rsid="0362634e" officeooo:paragraph-rsid="004448a8"/>
    </style:style>
    <style:style style:name="P57" style:family="paragraph" style:parent-style-name="Table_20_Contents">
      <style:text-properties officeooo:rsid="0364880b" officeooo:paragraph-rsid="004272a6"/>
    </style:style>
    <style:style style:name="P58" style:family="paragraph" style:parent-style-name="Table_20_Contents">
      <style:text-properties officeooo:rsid="0364880b" officeooo:paragraph-rsid="004448a8"/>
    </style:style>
    <style:style style:name="P59" style:family="paragraph" style:parent-style-name="Table_20_Contents">
      <style:text-properties officeooo:paragraph-rsid="004272a6"/>
    </style:style>
    <style:style style:name="P60" style:family="paragraph" style:parent-style-name="Table_20_Contents">
      <style:text-properties style:font-name="Liberation Mono" fo:font-size="11pt" fo:font-style="normal" fo:font-weight="normal" officeooo:rsid="003d5a41" officeooo:paragraph-rsid="004448a8" style:font-size-asian="11pt" style:font-style-asian="normal" style:font-weight-asian="normal"/>
    </style:style>
    <style:style style:name="P61" style:family="paragraph" style:parent-style-name="Table_20_Contents">
      <style:text-properties style:font-name="Liberation Mono" fo:font-size="11pt" fo:font-style="normal" fo:font-weight="normal" officeooo:rsid="03638a15" officeooo:paragraph-rsid="004448a8" style:font-size-asian="11pt" style:font-style-asian="normal" style:font-weight-asian="normal"/>
    </style:style>
    <style:style style:name="P62" style:family="paragraph" style:parent-style-name="Table_20_Contents">
      <style:text-properties officeooo:paragraph-rsid="004448a8"/>
    </style:style>
    <style:style style:name="P63" style:family="paragraph" style:parent-style-name="Table_20_Contents">
      <style:paragraph-properties fo:text-align="center" style:justify-single-word="false"/>
      <style:text-properties officeooo:rsid="03d09ae6" officeooo:paragraph-rsid="004589f7"/>
    </style:style>
    <style:style style:name="P64" style:family="paragraph" style:parent-style-name="Table_20_Contents">
      <style:paragraph-properties fo:text-align="center" style:justify-single-word="false"/>
      <style:text-properties officeooo:rsid="03d125bb" officeooo:paragraph-rsid="004589f7"/>
    </style:style>
    <style:style style:name="P65" style:family="paragraph" style:parent-style-name="Table_20_Contents">
      <style:text-properties officeooo:rsid="03d125bb" officeooo:paragraph-rsid="004589f7"/>
    </style:style>
    <style:style style:name="P66" style:family="paragraph" style:parent-style-name="Table_20_Contents">
      <style:text-properties officeooo:rsid="003f8cdf" officeooo:paragraph-rsid="004589f7"/>
    </style:style>
    <style:style style:name="P67" style:family="paragraph" style:parent-style-name="Table_20_Contents">
      <style:text-properties officeooo:paragraph-rsid="004589f7"/>
    </style:style>
    <style:style style:name="P68" style:family="paragraph" style:parent-style-name="Table_20_Contents">
      <style:text-properties officeooo:rsid="004a5663" officeooo:paragraph-rsid="004a5663"/>
    </style:style>
    <style:style style:name="P6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text-align="center"/>
    </style:style>
    <style:style style:name="P72" style:family="paragraph">
      <style:paragraph-properties fo:margin-left="0in" fo:margin-right="0in" fo:margin-top="0in" fo:margin-bottom="0in" fo:line-height="100%" fo:text-indent="0in"/>
    </style:style>
    <style:style style:name="P7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3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4" style:family="text">
      <style:text-properties style:font-name="Liberation Serif1" fo:font-style="normal" fo:font-weight="bold" officeooo:rsid="0036d282" style:font-style-asian="normal" style:font-weight-asian="bold" style:font-style-complex="normal" style:font-weight-complex="bold"/>
    </style:style>
    <style:style style:name="T5" style:family="text">
      <style:text-properties style:font-name="Liberation Serif1" fo:font-style="normal" fo:font-weight="normal" officeooo:rsid="041be12b" style:font-style-asian="normal" style:font-weight-asian="normal" style:font-style-complex="normal" style:font-weight-complex="normal"/>
    </style:style>
    <style:style style:name="T6" style:family="text">
      <style:text-properties style:font-name="Liberation Serif1" officeooo:rsid="0362634e"/>
    </style:style>
    <style:style style:name="T7" style:family="text">
      <style:text-properties style:font-name="Liberation Serif1" officeooo:rsid="0036d282"/>
    </style:style>
    <style:style style:name="T8" style:family="text">
      <style:text-properties officeooo:rsid="000ae799"/>
    </style:style>
    <style:style style:name="T9" style:family="text">
      <style:text-properties officeooo:rsid="000c47fa"/>
    </style:style>
    <style:style style:name="T10" style:family="text">
      <style:text-properties style:font-name-asian="Liberation Serif1" style:font-name-complex="Liberation Serif1"/>
    </style:style>
    <style:style style:name="T11" style:family="text">
      <style:text-properties officeooo:rsid="04190cf5" style:font-name-asian="Liberation Serif1" style:font-name-complex="Liberation Serif1"/>
    </style:style>
    <style:style style:name="T12" style:family="text">
      <style:text-properties officeooo:rsid="003f8cdf" style:font-name-asian="Liberation Serif1" style:font-name-complex="Liberation Serif1"/>
    </style:style>
    <style:style style:name="T13" style:family="text">
      <style:text-properties officeooo:rsid="004589f7" style:font-name-asian="Liberation Serif1" style:font-name-complex="Liberation Serif1"/>
    </style:style>
    <style:style style:name="T14" style:family="text">
      <style:text-properties officeooo:rsid="0047e0d0" style:font-name-asian="Liberation Serif1" style:font-name-complex="Liberation Serif1"/>
    </style:style>
    <style:style style:name="T15" style:family="text">
      <style:text-properties officeooo:rsid="041be12b"/>
    </style:style>
    <style:style style:name="T1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7" style:family="text">
      <style:text-properties style:font-name="Liberation Mono" fo:font-size="11pt" fo:font-style="normal" fo:font-weight="normal" officeooo:rsid="03638a15" style:font-size-asian="11pt" style:font-style-asian="normal" style:font-weight-asian="normal"/>
    </style:style>
    <style:style style:name="T18" style:family="text">
      <style:text-properties style:font-name="Liberation Mono" fo:font-size="11pt" fo:font-style="normal" fo:font-weight="normal" officeooo:rsid="00363939" style:font-size-asian="11pt" style:font-style-asian="normal" style:font-weight-asian="normal"/>
    </style:style>
    <style:style style:name="T19" style:family="text">
      <style:text-properties style:font-name="Liberation Mono" fo:font-size="11pt" fo:font-style="normal" fo:font-weight="normal" officeooo:rsid="003d5a41" style:font-size-asian="11pt" style:font-style-asian="normal" style:font-weight-asian="normal"/>
    </style:style>
    <style:style style:name="T20" style:family="text">
      <style:text-properties officeooo:rsid="0362634e"/>
    </style:style>
    <style:style style:name="T21" style:family="text">
      <style:text-properties officeooo:rsid="00363939"/>
    </style:style>
    <style:style style:name="T22" style:family="text">
      <style:text-properties officeooo:rsid="03638a15"/>
    </style:style>
    <style:style style:name="T23" style:family="text">
      <style:text-properties officeooo:rsid="0036e24c"/>
    </style:style>
    <style:style style:name="T24" style:family="text">
      <style:text-properties officeooo:rsid="0036d282"/>
    </style:style>
    <style:style style:name="T25" style:family="text">
      <style:text-properties officeooo:rsid="003d5a41"/>
    </style:style>
    <style:style style:name="T26" style:family="text">
      <style:text-properties officeooo:rsid="003f8cdf"/>
    </style:style>
    <style:style style:name="T27" style:family="text">
      <style:text-properties style:text-position="sub 58%"/>
    </style:style>
    <style:style style:name="T28" style:family="text">
      <style:text-properties style:text-position="sub 58%" officeooo:rsid="03d125bb"/>
    </style:style>
    <style:style style:name="T29" style:family="text">
      <style:text-properties officeooo:rsid="036c777f"/>
    </style:style>
    <style:style style:name="T30" style:family="text">
      <style:text-properties officeooo:rsid="0043607b"/>
    </style:style>
    <style:style style:name="T31" style:family="text">
      <style:text-properties style:font-name="Liberation Serif1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list-style-name="L1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8" style:family="graphic" style:list-style-name="L1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8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9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0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6" style:family="graphic" style:list-style-name="L3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7" style:family="graphic" style:list-style-name="L33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4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5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6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7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8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4" style:family="graphic" style:list-style-name="L4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5" style:family="graphic" style:list-style-name="L41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2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3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4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5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1" style:family="graphic" style:list-style-name="L4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2" style:family="graphic" style:list-style-name="L48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9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9">abajo</text:span> autó<text:span text:style-name="T9">nomo</text:span> <text:span text:style-name="T8">14</text:span></text:p>
      <text:p text:style-name="P12"><text:span text:style-name="T2">Ejercicio </text:span><text:span text:style-name="T3">1</text:span></text:p>
      <text:p text:style-name="P2">En un circuito en serie de una resistencia de 40 Ω y un inductor de 79,<text:span text:style-name="T23">6</text:span> mH, con una fuente de alimentación de <text:span text:style-name="T15">10 V a 5</text:span>0 Hz, calcula la impedancia en formato rectangular y polar.</text:p>
      <text:p text:style-name="P4"/>
      <text:list xml:id="list5432813161729478877" text:style-name="L12">
        <text:list-item>
          <text:p text:style-name="P27"><text:span text:style-name="T29">Dibuja un esquema del circuito.</text:span></text:p>
        </text:list-item>
      </text:list>
      <text:p text:style-name="P13"><draw:g text:anchor-type="paragraph" draw:z-index="4" draw:style-name="gr1"><draw:frame draw:style-name="gr8" draw:text-style-name="P70" svg:width="0.5134in" svg:height="0.4862in" svg:x="3.2654in" svg:y="1.7496in"><draw:image xlink:href="Pictures/100000000000002500000023EB4E9695.png" xlink:type="simple" xlink:show="embed" xlink:actuate="onLoad"><text:p/></draw:image></draw:frame><draw:frame draw:style-name="gr9" draw:text-style-name="P74" svg:width="1.1031in" svg:height="0.324in" svg:x="3.0091in" svg:y="2.2669in"><draw:text-box><text:p text:style-name="P72"><text:span text:style-name="T34">E = 10 V</text:span></text:p></draw:text-box></draw:frame><draw:frame draw:style-name="gr9" draw:text-style-name="P74" svg:width="0.787in" svg:height="0.324in" svg:x="3.0098in" svg:y="2.5035in"><draw:text-box><text:p text:style-name="P72"><text:span text:style-name="T34">50 Hz</text:span></text:p></draw:text-box></draw:frame><draw:custom-shape draw:style-name="gr10" draw:text-style-name="P69" svg:width="0.198in" svg:height="0.5925in" draw:transform="rotate (1.5707963267949) translate (3.76597222222222in 0.695138888888889in)"><text:p/><draw:enhanced-geometry svg:viewBox="0 0 21600 21600" draw:type="rectangle" draw:enhanced-path="M 0 0 L 21600 0 21600 21600 0 21600 0 0 Z N"/></draw:custom-shape><draw:line draw:style-name="gr11" draw:text-style-name="P69" svg:x1="2.363in" svg:y1="0.6063in" svg:x2="3.0516in" svg:y2="0.6063in"><text:p/></draw:line><draw:line draw:style-name="gr11" draw:text-style-name="P69" svg:x1="3.2094in" svg:y1="0.5972in" svg:x2="3.7614in" svg:y2="0.5972in"><text:p/></draw:line><draw:line draw:style-name="gr11" draw:text-style-name="P69" svg:x1="4.7268in" svg:y1="1.9917in" svg:x2="4.7268in" svg:y2="0.6059in"><text:p/></draw:line><draw:frame draw:style-name="gr12" draw:text-style-name="P75" svg:width="1.2803in" svg:height="0.3551in" svg:x="2.4024in" svg:y="0.1287in"><draw:text-box><text:p text:style-name="P72"><text:span text:style-name="T35">L = 79,6 H</text:span></text:p></draw:text-box></draw:frame><draw:frame draw:style-name="gr12" draw:text-style-name="P75" svg:width="1.1567in" svg:height="0.3551in" svg:x="3.6079in" svg:y="0.128in"><draw:text-box><text:p text:style-name="P72"><text:span text:style-name="T35">R = 40 Ω </text:span></text:p></draw:text-box></draw:frame><draw:line draw:style-name="gr11" draw:text-style-name="P69" svg:x1="4.3571in" svg:y1="0.6055in" svg:x2="4.7118in" svg:y2="0.6in"><text:p/></draw:line><draw:line draw:style-name="gr11" draw:text-style-name="P69" svg:x1="3.7803in" svg:y1="1.9906in" svg:x2="4.7122in" svg:y2="1.978in"><text:p/></draw:line><draw:line draw:style-name="gr11" draw:text-style-name="P69" svg:x1="2.3634in" svg:y1="1.9906in" svg:x2="3.2953in" svg:y2="1.978in"><text:p/></draw:line><draw:line draw:style-name="gr11" draw:text-style-name="P69" svg:x1="2.365in" svg:y1="1.9917in" svg:x2="2.365in" svg:y2="0.6059in"><text:p/></draw:line><draw:g draw:style-name="gr13"><draw:g draw:style-name="gr13"><draw:custom-shape draw:style-name="gr14" draw:text-style-name="P69" svg:width="0.1516in" svg:height="0.1504in" svg:x="2.7571in" svg:y="0.520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69" svg:x1="2.7591in" svg:y1="0.5972in" svg:x2="2.9047in" svg:y2="0.5972in"><text:p/></draw:line></draw:g><draw:g draw:style-name="gr13"><draw:custom-shape draw:style-name="gr14" draw:text-style-name="P69" svg:width="0.1512in" svg:height="0.1512in" svg:x="2.9154in" svg:y="0.520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69" svg:x1="2.9177in" svg:y1="0.5972in" svg:x2="3.0634in" svg:y2="0.5972in"><text:p/></draw:line></draw:g><draw:g draw:style-name="gr13"><draw:custom-shape draw:style-name="gr14" draw:text-style-name="P69" svg:width="0.1504in" svg:height="0.1504in" svg:x="3.0724in" svg:y="0.521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69" svg:x1="3.074in" svg:y1="0.5972in" svg:x2="3.2197in" svg:y2="0.5972in"><text:p/></draw:line></draw:g><draw:g draw:style-name="gr13"><draw:custom-shape draw:style-name="gr14" draw:text-style-name="P69" svg:width="0.1516in" svg:height="0.1504in" svg:x="3.2299in" svg:y="0.523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69" svg:x1="3.2327in" svg:y1="0.5976in" svg:x2="3.3783in" svg:y2="0.5976in"><text:p/></draw:line></draw:g></draw:g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/>
      <text:list xml:id="list124451747133017" text:continue-numbering="true" text:style-name="L12">
        <text:list-item>
          <text:p text:style-name="P27">Completa la tabla.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row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>R</text:p>
          </table:table-cell>
          <table:table-cell table:style-name="Table1.A1" office:value-type="string">
            <text:p text:style-name="P45">L</text:p>
          </table:table-cell>
          <table:table-cell table:style-name="Table1.A1" office:value-type="string">
            <text:p text:style-name="P45">Total</text:p>
          </table:table-cell>
          <table:table-cell table:style-name="Table1.E1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5">E</text:p>
          </table:table-cell>
          <table:table-cell table:style-name="Table1.A2" office:value-type="string">
            <text:p text:style-name="P47">8,4 V <text:s/><text:span text:style-name="T17">∠-</text:span><text:span text:style-name="T16">32</text:span><text:span text:style-name="T17">º</text:span></text:p>
          </table:table-cell>
          <table:table-cell table:style-name="Table1.A2" office:value-type="string">
            <text:p text:style-name="P47">5,25 V <text:s/><text:span text:style-name="T17">∠</text:span><text:span text:style-name="T16">58</text:span><text:span text:style-name="T17">º</text:span></text:p>
          </table:table-cell>
          <table:table-cell table:style-name="Table1.A2" office:value-type="string">
            <text:p text:style-name="P55">(10 +j0) V</text:p>
            <text:p text:style-name="P59"><text:span text:style-name="T6">10 V </text:span><text:span text:style-name="T16">∠0º</text:span></text:p>
          </table:table-cell>
          <table:table-cell table:style-name="Table1.E2" office:value-type="string">
            <text:p text:style-name="P57">V</text:p>
          </table:table-cell>
        </table:table-row>
        <table:table-row>
          <table:table-cell table:style-name="Table1.A2" office:value-type="string">
            <text:p text:style-name="P45">I</text:p>
          </table:table-cell>
          <table:table-cell table:style-name="Table1.A2" office:value-type="string">
            <text:p text:style-name="P47">(0,18-j0,11) A</text:p>
            <text:p text:style-name="P53"><text:span text:style-name="T21">0,21 A </text:span><text:span text:style-name="T17">∠-</text:span><text:span text:style-name="T18">32</text:span><text:span text:style-name="T17">º</text:span></text:p>
          </table:table-cell>
          <table:table-cell table:style-name="Table1.A2" office:value-type="string">
            <text:p text:style-name="P47">(0,18-j0,11) A</text:p>
            <text:p text:style-name="P47">0,21 A <text:span text:style-name="T17">∠-</text:span><text:span text:style-name="T16">32</text:span><text:span text:style-name="T17">º</text:span></text:p>
          </table:table-cell>
          <table:table-cell table:style-name="Table1.A2" office:value-type="string">
            <text:p text:style-name="P47">(0,18-j0,11) A</text:p>
            <text:p text:style-name="P47">0,21 A <text:span text:style-name="T17">∠-</text:span><text:span text:style-name="T16">32</text:span><text:span text:style-name="T17">º</text:span></text:p>
          </table:table-cell>
          <table:table-cell table:style-name="Table1.E2" office:value-type="string">
            <text:p text:style-name="P49">A</text:p>
          </table:table-cell>
        </table:table-row>
        <table:table-row>
          <table:table-cell table:style-name="Table1.A2" office:value-type="string">
            <text:p text:style-name="P45">Z</text:p>
          </table:table-cell>
          <table:table-cell table:style-name="Table1.A2" office:value-type="string">
            <text:p text:style-name="P51">(<text:span text:style-name="T21">40</text:span> +j0) Ω</text:p>
            <text:p text:style-name="P51"><text:span text:style-name="T21">40</text:span> Ω<text:span text:style-name="T20"> </text:span><text:span text:style-name="T16">∠0º</text:span></text:p>
          </table:table-cell>
          <table:table-cell table:style-name="Table1.A2" office:value-type="string">
            <text:p text:style-name="P51">(0 +j<text:span text:style-name="T21">25</text:span>) Ω</text:p>
            <text:p text:style-name="P51"><text:span text:style-name="T21">25</text:span> Ω <text:span text:style-name="T16">∠90º</text:span></text:p>
          </table:table-cell>
          <table:table-cell table:style-name="Table1.A2" office:value-type="string">
            <text:p text:style-name="P51">(<text:span text:style-name="T21">4</text:span>0 +j<text:span text:style-name="T21">25</text:span>) Ω</text:p>
            <text:p text:style-name="P47">47,17<text:span text:style-name="T22">Ω </text:span><text:span text:style-name="T17">∠</text:span><text:span text:style-name="T16">32</text:span><text:span text:style-name="T17">º</text:span></text:p>
          </table:table-cell>
          <table:table-cell table:style-name="Table1.E2" office:value-type="string">
            <text:p text:style-name="P51">Ω</text:p>
          </table:table-cell>
        </table:table-row>
      </table:table>
      <text:p text:style-name="P22"/>
      <text:p text:style-name="P2"><draw:frame draw:style-name="fr1" draw:name="Object1" text:anchor-type="as-char" svg:y="-0.1484in" svg:width="2.672in" svg:height="0.2098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list xml:id="list124452651830571" text:continue-numbering="true" text:style-name="L12">
        <text:list-item>
          <text:p text:style-name="P30"><text:soft-page-break/><text:span text:style-name="T10">Dibuja el diagrama </text:span><text:span text:style-name="T11">fasorial de corriente y tensiones (escalas: 1 V = 1 cm y 0,05 A = 1 cm)</text:span><text:span text:style-name="T10">.</text:span></text:p>
        </text:list-item>
      </text:list>
      <text:p text:style-name="P8"/>
      <text:p text:style-name="P7"><draw:g text:anchor-type="paragraph" draw:z-index="0" draw:style-name="gr1"><draw:line draw:style-name="gr2" draw:text-style-name="P69" svg:x1="1.8091in" svg:y1="0.15in" svg:x2="1.8091in" svg:y2="3.5358in"><text:p/></draw:line><draw:line draw:style-name="gr3" draw:text-style-name="P69" svg:x1="0.3933in" svg:y1="2.3555in" svg:x2="6.2988in" svg:y2="2.3555in"><text:p/></draw:line><draw:line draw:style-name="gr3" draw:text-style-name="P69" svg:x1="1.8106in" svg:y1="2.3555in" svg:x2="5.7476in" svg:y2="2.3555in"><text:p/></draw:line><draw:frame draw:style-name="gr4" draw:text-style-name="P70" svg:width="0.3433in" svg:height="0.1835in" svg:x="5.9264in" svg:y="2.4173in"><draw:image xlink:href="Pictures/2000000F00000371000001D498A77617.svm" xlink:type="simple" xlink:show="embed" xlink:actuate="onLoad"><text:p/></draw:image></draw:frame><draw:frame draw:style-name="gr4" draw:text-style-name="P70" svg:width="0.8169in" svg:height="0.1843in" svg:x="1.4374in" svg:y="-0.0634in"><draw:image xlink:href="Pictures/2000000F00000825000001D4AE85CCDF.svm" xlink:type="simple" xlink:show="embed" xlink:actuate="onLoad"><text:p/></draw:image></draw:frame><draw:frame draw:style-name="gr5" draw:text-style-name="P71" svg:width="0.9862in" svg:height="0.1835in" svg:x="5.2075in" svg:y="2.1374in"><draw:image xlink:href="Pictures/20000039000009C8000001D40AE32B21.svm" xlink:type="simple" xlink:show="embed" xlink:actuate="onLoad"><text:p/></draw:image></draw:frame><draw:line draw:style-name="gr3" draw:text-style-name="P69" svg:x1="1.8236in" svg:y1="2.3665in" svg:x2="2.9189in" svg:y2="0.6138in"><text:p/></draw:line><draw:frame draw:style-name="gr5" draw:text-style-name="P71" svg:width="1.2512in" svg:height="0.2087in" svg:x="2.7268in" svg:y="0.2465in"><draw:image xlink:href="Pictures/2000004000000C6F00000214A377F827.svm" xlink:type="simple" xlink:show="embed" xlink:actuate="onLoad"><text:p/></draw:image></draw:frame><draw:line draw:style-name="gr3" draw:text-style-name="P69" svg:x1="1.8256in" svg:y1="2.3457in" svg:x2="4.6303in" svg:y2="4.098in"><text:p/></draw:line><draw:frame draw:style-name="gr5" draw:text-style-name="P71" svg:width="1.3024in" svg:height="0.2087in" svg:x="2.924in" svg:y="3.9874in"><draw:image xlink:href="Pictures/2000004700000CF2000002144491174A.svm" xlink:type="simple" xlink:show="embed" xlink:actuate="onLoad"><text:p/></draw:image></draw:frame><draw:line draw:style-name="gr3" draw:text-style-name="P69" svg:x1="1.8181in" svg:y1="2.35in" svg:x2="3.2205in" svg:y2="3.2264in"><text:p/></draw:line><draw:frame draw:style-name="gr5" draw:text-style-name="P71" svg:width="1.3516in" svg:height="0.1831in" svg:x="1.8213in" svg:y="3.2004in"><draw:image xlink:href="Pictures/2000004000000D7C000001D4368CCF15.svm" xlink:type="simple" xlink:show="embed" xlink:actuate="onLoad"><text:p/></draw:image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4452712384267" text:continue-numbering="true" text:style-name="L12">
        <text:list-item>
          <text:p text:style-name="P30"><text:span text:style-name="T10">Dibuja el diagrama </text:span><text:span text:style-name="T11">de impedancias (escala 10 Ω = 1 cm)</text:span><text:span text:style-name="T10">.</text:span></text:p>
        </text:list-item>
      </text:list>
      <text:p text:style-name="P8"/>
      <text:p text:style-name="P7"><draw:g text:anchor-type="paragraph" draw:z-index="1" draw:style-name="gr1"><draw:line draw:style-name="gr2" draw:text-style-name="P69" svg:x1="2.0807in" svg:y1="0.1154in" svg:x2="2.0807in" svg:y2="3.5012in"><text:p/></draw:line><draw:line draw:style-name="gr3" draw:text-style-name="P69" svg:x1="1.3138in" svg:y1="2.3209in" svg:x2="5.2508in" svg:y2="2.3209in"><text:p/></draw:line><draw:line draw:style-name="gr3" draw:text-style-name="P69" svg:x1="2.0618in" svg:y1="2.3209in" svg:x2="3.6366in" svg:y2="2.3209in"><text:p/></draw:line><draw:frame draw:style-name="gr4" draw:text-style-name="P70" svg:width="0.3441in" svg:height="0.1835in" svg:x="4.878in" svg:y="2.3827in"><draw:image xlink:href="Pictures/2000000F00000371000001D498A77617.svm" xlink:type="simple" xlink:show="embed" xlink:actuate="onLoad"><text:p/></draw:image></draw:frame><draw:frame draw:style-name="gr4" draw:text-style-name="P70" svg:width="0.8169in" svg:height="0.1843in" svg:x="1.689in" svg:y="-0.098in"><draw:image xlink:href="Pictures/2000000F00000825000001D4AE85CCDF.svm" xlink:type="simple" xlink:show="embed" xlink:actuate="onLoad"><text:p/></draw:image></draw:frame><draw:frame draw:style-name="gr5" draw:text-style-name="P71" svg:width="0.9858in" svg:height="0.1878in" svg:x="3.4693in" svg:y="2.5512in"><draw:image xlink:href="Pictures/20000039000009D6000001D4742672A3.svm" xlink:type="simple" xlink:show="embed" xlink:actuate="onLoad"><text:p/></draw:image></draw:frame><draw:line draw:style-name="gr3" draw:text-style-name="P69" svg:x1="2.0807in" svg:y1="2.2996in" svg:x2="2.0807in" svg:y2="1.3154in"><text:p/></draw:line><draw:frame draw:style-name="gr5" draw:text-style-name="P71" svg:width="0.9858in" svg:height="0.1878in" svg:x="3.4693in" svg:y="2.5512in"><draw:image xlink:href="Pictures/20000039000009D6000001D4742672A3.svm" xlink:type="simple" xlink:show="embed" xlink:actuate="onLoad"><text:p/></draw:image></draw:frame><draw:frame draw:style-name="gr5" draw:text-style-name="P71" svg:width="1.1996in" svg:height="0.2079in" svg:x="0.8709in" svg:y="1.2917in"><draw:image xlink:href="Pictures/2000004000000BF200000214A17C5F2A.svm" xlink:type="simple" xlink:show="embed" xlink:actuate="onLoad"><text:p/></draw:image></draw:frame><draw:line draw:style-name="gr3" draw:text-style-name="P69" svg:x1="2.0846in" svg:y1="2.3386in" svg:x2="3.6539in" svg:y2="1.3579in"><text:p/></draw:line><draw:frame draw:style-name="gr5" draw:text-style-name="P71" svg:width="2.2134in" svg:height="0.1969in" svg:x="3.548in" svg:y="1.0945in"><draw:image xlink:href="Pictures/200000710000160B000001FB26713F69.svm" xlink:type="simple" xlink:show="embed" xlink:actuate="onLoad"><text:p/></draw:image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/>
      <text:list xml:id="list124451937309911" text:continue-numbering="true" text:style-name="L12">
        <text:list-item>
          <text:p text:style-name="P31"><text:span text:style-name="T12">Completa la tabla de potencias</text:span><text:span text:style-name="T10">.</text:span>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B"/>
        <table:table-column table:style-name="Table15.E"/>
        <table:table-row>
          <table:table-cell table:style-name="Table15.A1" office:value-type="string">
            <text:p text:style-name="P18"/>
          </table:table-cell>
          <table:table-cell table:style-name="Table15.A1" office:value-type="string">
            <text:p text:style-name="P15">R</text:p>
          </table:table-cell>
          <table:table-cell table:style-name="Table15.A1" office:value-type="string">
            <text:p text:style-name="P15">X<text:span text:style-name="T27">L</text:span></text:p>
          </table:table-cell>
          <table:table-cell table:style-name="Table15.A1" office:value-type="string">
            <text:p text:style-name="P15">X<text:span text:style-name="T28">C</text:span></text:p>
          </table:table-cell>
          <table:table-cell table:style-name="Table15.E1" office:value-type="string">
            <text:p text:style-name="P16">Z</text:p>
          </table:table-cell>
        </table:table-row>
        <table:table-row>
          <table:table-cell table:style-name="Table15.A2" office:value-type="string">
            <text:p text:style-name="P17">P en W</text:p>
          </table:table-cell>
          <table:table-cell table:style-name="Table15.A2" office:value-type="string">
            <text:p text:style-name="P19">1,76</text:p>
          </table:table-cell>
          <table:table-cell table:style-name="Table15.A2" office:value-type="string">
            <text:p text:style-name="P18"/>
          </table:table-cell>
          <table:table-cell table:style-name="Table15.A2" office:value-type="string">
            <text:p text:style-name="P18"/>
          </table:table-cell>
          <table:table-cell table:style-name="Table15.E2" office:value-type="string">
            <text:p text:style-name="P18"/>
          </table:table-cell>
        </table:table-row>
        <table:table-row>
          <table:table-cell table:style-name="Table15.A2" office:value-type="string">
            <text:p text:style-name="P17">Q en VAR</text:p>
          </table:table-cell>
          <table:table-cell table:style-name="Table15.A2" office:value-type="string">
            <text:p text:style-name="P18"/>
          </table:table-cell>
          <table:table-cell table:style-name="Table15.A2" office:value-type="string">
            <text:p text:style-name="P19">1,1</text:p>
          </table:table-cell>
          <table:table-cell table:style-name="Table15.A2" office:value-type="string">
            <text:p text:style-name="P18"/>
          </table:table-cell>
          <table:table-cell table:style-name="Table15.E2" office:value-type="string">
            <text:p text:style-name="P18"/>
          </table:table-cell>
        </table:table-row>
        <table:table-row>
          <table:table-cell table:style-name="Table15.A2" office:value-type="string">
            <text:p text:style-name="P17">S en VA</text:p>
          </table:table-cell>
          <table:table-cell table:style-name="Table15.A2" office:value-type="string">
            <text:p text:style-name="P18"/>
          </table:table-cell>
          <table:table-cell table:style-name="Table15.A2" office:value-type="string">
            <text:p text:style-name="P18"/>
          </table:table-cell>
          <table:table-cell table:style-name="Table15.A2" office:value-type="string">
            <text:p text:style-name="P18"/>
          </table:table-cell>
          <table:table-cell table:style-name="Table15.E2" office:value-type="string">
            <text:p text:style-name="P19">2,1</text:p>
          </table:table-cell>
        </table:table-row>
      </table:table>
      <text:p text:style-name="P14"/>
      <text:p text:style-name="P14"/>
      <text:list xml:id="list124453575863273" text:continue-numbering="true" text:style-name="L12">
        <text:list-item>
          <text:p text:style-name="P38"><text:span text:style-name="T26">Dibuja el triángulo de potencias (escala 1 W = 1 VAR = 1 VA = 5 cm)</text:span>.</text:p>
        </text:list-item>
      </text:list>
      <text:p text:style-name="P11"/>
      <text:p text:style-name="P11"><draw:g text:anchor-type="paragraph" draw:z-index="2" draw:style-name="gr1"><draw:line draw:style-name="gr3" draw:text-style-name="P69" svg:x1="1.1524in" svg:y1="2.3386in" svg:x2="4.6248in" svg:y2="2.3386in"><text:p/></draw:line><draw:line draw:style-name="gr3" draw:text-style-name="P69" svg:x1="1.1713in" svg:y1="2.3571in" svg:x2="1.1713in" svg:y2="0.1917in"><text:p/></draw:line><draw:frame draw:style-name="gr6" draw:text-style-name="P73" svg:width="1.1815in" svg:height="0.2913in" svg:x="2.1654in" svg:y="2.3724in"><draw:text-box><text:p text:style-name="P72"><text:span text:style-name="T32">P = 1,76 W</text:span></text:p></draw:text-box></draw:frame><draw:frame draw:style-name="gr6" draw:text-style-name="P73" svg:width="1.1815in" svg:height="0.3453in" svg:x="0in" svg:y="1.0343in"><draw:text-box><text:p text:style-name="P72"><text:span text:style-name="T32">Q</text:span><text:span text:style-name="T33">L</text:span><text:span text:style-name="T32"> = 1,1 VAR</text:span></text:p></draw:text-box></draw:frame><draw:line draw:style-name="gr7" draw:text-style-name="P69" svg:x1="4.6358in" svg:y1="2.3575in" svg:x2="4.6358in" svg:y2="0.1921in"><text:p/></draw:line><draw:line draw:style-name="gr3" draw:text-style-name="P69" svg:x1="1.1811in" svg:y1="2.3327in" svg:x2="4.6063in" svg:y2="0.2067in"><text:p/></draw:line><draw:frame draw:style-name="gr6" draw:text-style-name="P73" svg:width="1.1815in" svg:height="0.2913in" svg:x="2.4016in" svg:y="0.6016in"><draw:text-box><text:p text:style-name="P72"><text:span text:style-name="T32">S = 2,1 VA</text:span></text:p></draw:text-box></draw:frame><draw:frame draw:style-name="gr5" draw:text-style-name="P71" svg:width="0.5634in" svg:height="0.1835in" svg:x="1.548in" svg:y="2.1161in"><draw:image xlink:href="Pictures/2000002400000598000001D43D2CE514.svm" xlink:type="simple" xlink:show="embed" xlink:actuate="onLoad"><text:p/></draw:image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<text:span text:style-name="T2">Ejercicio </text:span><text:span text:style-name="T4">2</text:span></text:p>
      <text:p text:style-name="P3">En un circuito en serie de una resistencia de <text:span text:style-name="T24">2</text:span>0 Ω y un <text:span text:style-name="T30">condensador</text:span> de <text:span text:style-name="T24">159 </text:span><text:span text:style-name="T7">μF</text:span>, con una fuente de alimentación de <text:span text:style-name="T24">230 V a 5</text:span>0 Hz.</text:p>
      <text:list xml:id="list124453805514508" text:continue-list="list124453575863273" text:style-name="L12">
        <text:list-item text:start-value="1">
          <text:p text:style-name="P28">Dibuja un esquema del circuito.</text:p>
        </text:list-item>
      </text:list>
      <text:p text:style-name="P29"><draw:g text:anchor-type="paragraph" draw:z-index="6" draw:style-name="gr16"><draw:frame draw:style-name="gr17" draw:text-style-name="P70" svg:width="0.5134in" svg:height="0.4862in" svg:x="2.4776in" svg:y="1.7063in"><draw:image xlink:href="Pictures/100000000000002500000023EB4E9695.png" xlink:type="simple" xlink:show="embed" xlink:actuate="onLoad"><text:p/></draw:image></draw:frame><draw:frame draw:style-name="gr18" draw:text-style-name="P74" svg:width="1.1031in" svg:height="0.324in" svg:x="2.2213in" svg:y="2.2236in"><draw:text-box><text:p text:style-name="P72"><text:span text:style-name="T34">E = 230 V</text:span></text:p></draw:text-box></draw:frame><draw:frame draw:style-name="gr19" draw:text-style-name="P74" svg:width="0.787in" svg:height="0.324in" svg:x="2.222in" svg:y="2.4606in"><draw:text-box><text:p text:style-name="P72"><text:span text:style-name="T34">50 Hz</text:span></text:p></draw:text-box></draw:frame><draw:custom-shape draw:style-name="gr20" draw:text-style-name="P69" svg:width="0.198in" svg:height="0.5925in" draw:transform="rotate (1.5707963267949) translate (2.97847222222222in 0.652083333333333in)"><text:p/><draw:enhanced-geometry svg:viewBox="0 0 21600 21600" draw:type="rectangle" draw:enhanced-path="M 0 0 L 21600 0 21600 21600 0 21600 0 0 Z N"/></draw:custom-shape><draw:line draw:style-name="gr21" draw:text-style-name="P69" svg:x1="1.5752in" svg:y1="0.5634in" svg:x2="2.2638in" svg:y2="0.5634in"><text:p/></draw:line><draw:line draw:style-name="gr22" draw:text-style-name="P69" svg:x1="2.4217in" svg:y1="0.5543in" svg:x2="2.9736in" svg:y2="0.5543in"><text:p/></draw:line><draw:line draw:style-name="gr23" draw:text-style-name="P69" svg:x1="3.9394in" svg:y1="1.9484in" svg:x2="3.9394in" svg:y2="0.5626in"><text:p/></draw:line><draw:frame draw:style-name="gr24" draw:text-style-name="P75" svg:width="1.2807in" svg:height="0.3551in" svg:x="1.7713in" svg:y="-0.072in"><draw:text-box><text:p text:style-name="P72"><text:span text:style-name="T35">C=159 μF</text:span></text:p></draw:text-box></draw:frame><draw:frame draw:style-name="gr25" draw:text-style-name="P75" svg:width="1.1567in" svg:height="0.3551in" svg:x="2.8201in" svg:y="0.085in"><draw:text-box><text:p text:style-name="P72"><text:span text:style-name="T35">R = 20 Ω </text:span></text:p></draw:text-box></draw:frame><draw:line draw:style-name="gr26" draw:text-style-name="P69" svg:x1="3.5697in" svg:y1="0.5626in" svg:x2="3.9244in" svg:y2="0.5571in"><text:p/></draw:line><draw:line draw:style-name="gr27" draw:text-style-name="P69" svg:x1="2.9925in" svg:y1="1.948in" svg:x2="3.9244in" svg:y2="1.9354in"><text:p/></draw:line><draw:line draw:style-name="gr28" draw:text-style-name="P69" svg:x1="1.5756in" svg:y1="1.948in" svg:x2="2.5075in" svg:y2="1.9354in"><text:p/></draw:line><draw:line draw:style-name="gr29" draw:text-style-name="P69" svg:x1="1.5776in" svg:y1="1.9484in" svg:x2="1.5776in" svg:y2="0.5626in"><text:p/></draw:line><draw:line draw:style-name="gr30" draw:text-style-name="P69" svg:x1="2.2512in" svg:y1="0.828in" svg:x2="2.2512in" svg:y2="0.328in"><text:p/></draw:line><draw:line draw:style-name="gr31" draw:text-style-name="P69" svg:x1="2.4087in" svg:y1="0.828in" svg:x2="2.4087in" svg:y2="0.328in"><text:p/></draw:line></draw:g></text:p>
      <text:p text:style-name="P29"/>
      <text:p text:style-name="P29"/>
      <text:p text:style-name="P29"/>
      <text:p text:style-name="P37"/>
      <text:p text:style-name="P29"/>
      <text:p text:style-name="P29"/>
      <text:p text:style-name="P29"/>
      <text:p text:style-name="P29"/>
      <text:p text:style-name="P29"/>
      <text:list xml:id="list124453055464336" text:continue-numbering="true" text:style-name="L12">
        <text:list-item>
          <text:p text:style-name="P26"><text:span text:style-name="T5">Completa la tabla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B"/>
        <table:table-row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>R</text:p>
          </table:table-cell>
          <table:table-cell table:style-name="Table3.A1" office:value-type="string">
            <text:p text:style-name="P54">L</text:p>
          </table:table-cell>
          <table:table-cell table:style-name="Table3.A1" office:value-type="string">
            <text:p text:style-name="P54">C</text:p>
          </table:table-cell>
          <table:table-cell table:style-name="Table3.A1" office:value-type="string">
            <text:p text:style-name="P46">Total</text:p>
          </table:table-cell>
          <table:table-cell table:style-name="Table3.F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6">E</text:p>
          </table:table-cell>
          <table:table-cell table:style-name="Table3.A2" office:value-type="string">
            <text:p text:style-name="P60">156 V<text:span text:style-name="T1"> </text:span><text:span text:style-name="T22">∠</text:span>45<text:span text:style-name="T22">º</text:span></text:p>
          </table:table-cell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60">156 V <text:span text:style-name="T22">∠-</text:span>45<text:span text:style-name="T22">º</text:span></text:p>
          </table:table-cell>
          <table:table-cell table:style-name="Table3.A2" office:value-type="string">
            <text:p text:style-name="P56">(<text:span text:style-name="T24">22</text:span>0 +j0) V</text:p>
            <text:p text:style-name="P62"><text:span text:style-name="T7">22</text:span><text:span text:style-name="T6">0 V </text:span><text:span text:style-name="T16">∠0º</text:span></text:p>
          </table:table-cell>
          <table:table-cell table:style-name="Table3.F2" office:value-type="string">
            <text:p text:style-name="P58">V</text:p>
          </table:table-cell>
        </table:table-row>
        <table:table-row>
          <table:table-cell table:style-name="Table3.A2" office:value-type="string">
            <text:p text:style-name="P46">I</text:p>
          </table:table-cell>
          <table:table-cell table:style-name="Table3.A2" office:value-type="string">
            <text:p text:style-name="P54">7,8 A <text:span text:style-name="T17">∠</text:span><text:span text:style-name="T16">45</text:span><text:span text:style-name="T17">º</text:span></text:p>
            <text:p text:style-name="P54">(5,5 + j 5,5) A</text:p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54">7,8 A <text:span text:style-name="T17">∠</text:span><text:span text:style-name="T16">45</text:span><text:span text:style-name="T17">º</text:span></text:p>
            <text:p text:style-name="P54">(5,5 + j 5,5) A</text:p>
          </table:table-cell>
          <table:table-cell table:style-name="Table3.A2" office:value-type="string">
            <text:p text:style-name="P54">7,8 A <text:span text:style-name="T17">∠</text:span><text:span text:style-name="T16">45</text:span><text:span text:style-name="T17">º</text:span></text:p>
            <text:p text:style-name="P54">(5,5 + j 5,5) A</text:p>
          </table:table-cell>
          <table:table-cell table:style-name="Table3.F2" office:value-type="string">
            <text:p text:style-name="P50">A</text:p>
          </table:table-cell>
        </table:table-row>
        <table:table-row>
          <table:table-cell table:style-name="Table3.A2" office:value-type="string">
            <text:p text:style-name="P46">Z</text:p>
          </table:table-cell>
          <table:table-cell table:style-name="Table3.A2" office:value-type="string">
            <text:p text:style-name="P52">(<text:span text:style-name="T24">20</text:span> +j0) Ω</text:p>
            <text:p text:style-name="P52"><text:span text:style-name="T24">20</text:span> Ω<text:span text:style-name="T20"> </text:span><text:span text:style-name="T16">∠0º</text:span></text:p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52">(<text:span text:style-name="T24">0</text:span> -j<text:span text:style-name="T25">2</text:span>0) Ω</text:p>
            <text:p text:style-name="P52"><text:span text:style-name="T24">20</text:span> Ω<text:span text:style-name="T20"> </text:span><text:span text:style-name="T16">∠-</text:span><text:span text:style-name="T19">9</text:span><text:span text:style-name="T16">0º</text:span></text:p>
          </table:table-cell>
          <table:table-cell table:style-name="Table3.A2" office:value-type="string">
            <text:p text:style-name="P52">(<text:span text:style-name="T25">20</text:span> -j<text:span text:style-name="T25">2</text:span>0) Ω</text:p>
            <text:p text:style-name="P52"><text:span text:style-name="T24">28,3</text:span> Ω<text:span text:style-name="T20"> </text:span><text:span text:style-name="T16">∠-</text:span><text:span text:style-name="T19">45</text:span><text:span text:style-name="T16">º</text:span></text:p>
          </table:table-cell>
          <table:table-cell table:style-name="Table3.F2" office:value-type="string">
            <text:p text:style-name="P52">Ω</text:p>
          </table:table-cell>
        </table:table-row>
      </table:table>
      <text:p text:style-name="P24"/>
      <text:p text:style-name="P29"><draw:frame draw:style-name="fr1" draw:name="Object3" text:anchor-type="as-char" svg:y="-0.2453in" svg:width="2.9327in" svg:height="0.3945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5"><draw:frame draw:style-name="fr2" draw:name="Object2" text:anchor-type="as-char" svg:y="-0.1484in" svg:width="0.7311in" svg:height="0.1839in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list xml:id="list124453899341410" text:continue-numbering="true" text:style-name="L12">
        <text:list-item>
          <text:p text:style-name="P44"><text:span text:style-name="T10">Dibuja el diagrama </text:span><text:span text:style-name="T11">fasorial de corriente y tensiones (escalas: 1 V = </text:span><text:span text:style-name="T13">20</text:span><text:span text:style-name="T11"> cm y </text:span><text:span text:style-name="T13">1</text:span><text:span text:style-name="T11"> A = </text:span><text:span text:style-name="T14">2</text:span><text:span text:style-name="T11"> cm)</text:span><text:span text:style-name="T10">.</text:span></text:p>
        </text:list-item>
      </text:list>
      <text:p text:style-name="P36"/>
      <text:p text:style-name="P3"><draw:g text:anchor-type="paragraph" draw:z-index="7" draw:style-name="gr16"><draw:frame draw:style-name="gr5" draw:text-style-name="P71" svg:width="1.0689in" svg:height="0.1835in" svg:x="5.039in" svg:y="2.1256in"><draw:image xlink:href="Pictures/2000003900000A9D000001D425519458.svm" xlink:type="simple" xlink:show="embed" xlink:actuate="onLoad"><text:p/></draw:image></draw:frame><draw:line draw:style-name="gr32" draw:text-style-name="P69" svg:x1="1.8165in" svg:y1="0.1843in" svg:x2="1.8165in" svg:y2="3.5701in"><text:p/></draw:line><draw:line draw:style-name="gr33" draw:text-style-name="P69" svg:x1="0.7941in" svg:y1="2.3898in" svg:x2="6.6996in" svg:y2="2.3898in"><text:p/></draw:line><draw:line draw:style-name="gr34" draw:text-style-name="P69" svg:x1="1.8177in" svg:y1="2.3898in" svg:x2="6.1484in" svg:y2="2.3898in"><text:p/></draw:line><draw:frame draw:style-name="gr35" draw:text-style-name="P70" svg:width="0.3433in" svg:height="0.1835in" svg:x="6.3665in" svg:y="2.452in"><draw:image xlink:href="Pictures/2000000F00000371000001D498A77617.svm" xlink:type="simple" xlink:show="embed" xlink:actuate="onLoad"><text:p/></draw:image></draw:frame><draw:frame draw:style-name="gr36" draw:text-style-name="P70" svg:width="0.8177in" svg:height="0.185in" svg:x="1.4445in" svg:y="-0.0295in"><draw:image xlink:href="Pictures/2000000F00000825000001D4AE85CCDF.svm" xlink:type="simple" xlink:show="embed" xlink:actuate="onLoad"><text:p/></draw:image></draw:frame><draw:line draw:style-name="gr37" draw:text-style-name="P69" svg:x1="1.8343in" svg:y1="2.3713in" svg:x2="4.0055in" svg:y2="0.2in"><text:p/></draw:line><draw:line draw:style-name="gr38" draw:text-style-name="P69" svg:x1="1.8343in" svg:y1="2.4075in" svg:x2="4.0055in" svg:y2="4.5787in"><text:p/></draw:line><draw:frame draw:style-name="gr5" draw:text-style-name="P71" svg:width="1.2268in" svg:height="0.2087in" svg:x="3.7008in" svg:y="-0.0398in"><draw:image xlink:href="Pictures/2000004000000C2B000002142AA94942.svm" xlink:type="simple" xlink:show="embed" xlink:actuate="onLoad"><text:p/></draw:image></draw:frame><draw:frame draw:style-name="gr5" draw:text-style-name="P71" svg:width="1.3531in" svg:height="0.2087in" svg:x="3.7008in" svg:y="4.6059in"><draw:image xlink:href="Pictures/2000004700000D6A00000214D5FC15F6.svm" xlink:type="simple" xlink:show="embed" xlink:actuate="onLoad"><text:p/></draw:image></draw:frame><draw:line draw:style-name="gr39" draw:text-style-name="P69" svg:x1="1.8059in" svg:y1="2.4197in" svg:x2="2.8917in" svg:y2="1.3339in"><text:p/></draw:line><draw:frame draw:style-name="gr5" draw:text-style-name="P71" svg:width="1.0752in" svg:height="0.1835in" svg:x="2.7563in" svg:y="1.5748in"><draw:image xlink:href="Pictures/2000003900000AB1000001D4BE722F06.svm" xlink:type="simple" xlink:show="embed" xlink:actuate="onLoad"><text:p/></draw:image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4453505453002" text:continue-numbering="true" text:style-name="L12">
        <text:list-item>
          <text:p text:style-name="P43"><text:span text:style-name="T10">Dibuja el diagrama</text:span><text:span text:style-name="T11"> de impedancias (escala </text:span><text:span text:style-name="T13">4</text:span><text:span text:style-name="T11"> Ω = 1 cm)</text:span><text:span text:style-name="T10">.</text:span></text:p>
        </text:list-item>
      </text:list>
      <text:p text:style-name="P9"><draw:g text:anchor-type="paragraph" draw:z-index="9" draw:style-name="gr16"><draw:line draw:style-name="gr40" draw:text-style-name="P69" svg:x1="1.7685in" svg:y1="0.4677in" svg:x2="1.7685in" svg:y2="3.8535in"><text:p/></draw:line><draw:line draw:style-name="gr41" draw:text-style-name="P69" svg:x1="1.0016in" svg:y1="1.374in" svg:x2="4.9386in" svg:y2="1.374in"><text:p/></draw:line><draw:line draw:style-name="gr42" draw:text-style-name="P69" svg:x1="1.7496in" svg:y1="1.374in" svg:x2="3.7181in" svg:y2="1.374in"><text:p/></draw:line><draw:frame draw:style-name="gr43" draw:text-style-name="P70" svg:width="0.3441in" svg:height="0.1843in" svg:x="4.5661in" svg:y="1.4354in"><draw:image xlink:href="Pictures/2000000F00000371000001D498A77617.svm" xlink:type="simple" xlink:show="embed" xlink:actuate="onLoad"><text:p/></draw:image></draw:frame><draw:frame draw:style-name="gr44" draw:text-style-name="P70" svg:width="0.8177in" svg:height="0.1843in" svg:x="1.3764in" svg:y="0.1362in"><draw:image xlink:href="Pictures/2000000F00000825000001D4AE85CCDF.svm" xlink:type="simple" xlink:show="embed" xlink:actuate="onLoad"><text:p/></draw:image></draw:frame><draw:line draw:style-name="gr45" draw:text-style-name="P69" svg:x1="1.7524in" svg:y1="1.376in" svg:x2="1.7524in" svg:y2="3.3445in"><text:p/></draw:line><draw:line draw:style-name="gr46" draw:text-style-name="P69" svg:x1="1.7598in" svg:y1="1.3799in" svg:x2="3.7362in" svg:y2="3.3563in"><text:p/></draw:line><draw:frame draw:style-name="gr5" draw:text-style-name="P71" svg:width="0.987in" svg:height="0.1835in" svg:x="3.2689in" svg:y="1.0555in"><draw:image xlink:href="Pictures/20000039000009CB000001D466688A3D.svm" xlink:type="simple" xlink:show="embed" xlink:actuate="onLoad"><text:p/></draw:image></draw:frame><draw:frame draw:style-name="gr5" draw:text-style-name="P71" svg:width="1.2803in" svg:height="0.2087in" svg:x="0.3945in" svg:y="3.1815in"><draw:image xlink:href="Pictures/2000004700000CB000000214A793E800.svm" xlink:type="simple" xlink:show="embed" xlink:actuate="onLoad"><text:p/></draw:image></draw:frame><draw:frame draw:style-name="gr5" draw:text-style-name="P71" svg:width="1.3142in" svg:height="0.1831in" svg:x="3.387in" svg:y="3.4579in"><draw:image xlink:href="Pictures/2000004000000D06000001D45F44A909.svm" xlink:type="simple" xlink:show="embed" xlink:actuate="onLoad"><text:p/></draw:image></draw:fram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24454885407542" text:continue-numbering="true" text:style-name="L12">
        <text:list-item>
          <text:p text:style-name="P32"><text:span text:style-name="T12">Completa la tabla de potencias</text:span><text:span text:style-name="T10">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X<text:span text:style-name="T27">L</text:span></text:p>
          </table:table-cell>
          <table:table-cell table:style-name="Table2.A1" office:value-type="string">
            <text:p text:style-name="P63">X<text:span text:style-name="T28">C</text:span></text:p>
          </table:table-cell>
          <table:table-cell table:style-name="Table2.E1" office:value-type="string">
            <text:p text:style-name="P64">Z</text:p>
          </table:table-cell>
        </table:table-row>
        <table:table-row>
          <table:table-cell table:style-name="Table2.A2" office:value-type="string">
            <text:p text:style-name="P65">P en W</text:p>
          </table:table-cell>
          <table:table-cell table:style-name="Table2.A2" office:value-type="string">
            <text:p text:style-name="P68">1217</text:p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E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65">Q en VAR</text:p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8">1217</text:p>
          </table:table-cell>
          <table:table-cell table:style-name="Table2.E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65">S en VA</text:p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E2" office:value-type="string">
            <text:p text:style-name="P68">1716</text:p>
          </table:table-cell>
        </table:table-row>
      </table:table>
      <text:p text:style-name="P25"/>
      <text:p text:style-name="P25"/>
      <text:list xml:id="list124454387868581" text:continue-numbering="true" text:style-name="L12">
        <text:list-item>
          <text:p text:style-name="P39"><text:span text:style-name="T26">Dibuja el triángulo de potencias (escala 200 W = 200 VAR = 200 VA = 1 cm)</text:span>.</text:p>
        </text:list-item>
      </text:list>
      <text:p text:style-name="P42"><draw:g text:anchor-type="paragraph" draw:z-index="10" draw:style-name="gr16"><draw:line draw:style-name="gr47" draw:text-style-name="P69" svg:x1="2.0433in" svg:y1="0.4858in" svg:x2="2.0433in" svg:y2="3.0449in"><text:p/></draw:line><draw:line draw:style-name="gr48" draw:text-style-name="P69" svg:x1="1.2764in" svg:y1="0.7622in" svg:x2="5.2134in" svg:y2="0.7622in"><text:p/></draw:line><draw:line draw:style-name="gr49" draw:text-style-name="P69" svg:x1="2.024in" svg:y1="0.7622in" svg:x2="4.4256in" svg:y2="0.7622in"><text:p/></draw:line><draw:frame draw:style-name="gr50" draw:text-style-name="P70" svg:width="0.3441in" svg:height="0.1835in" svg:x="4.8409in" svg:y="0.8244in"><draw:image xlink:href="Pictures/2000000F00000371000001D498A77617.svm" xlink:type="simple" xlink:show="embed" xlink:actuate="onLoad"><text:p/></draw:image></draw:frame><draw:frame draw:style-name="gr51" draw:text-style-name="P70" svg:width="0.8177in" svg:height="0.1843in" svg:x="1.6512in" svg:y="0.1937in"><draw:image xlink:href="Pictures/2000000F00000825000001D4AE85CCDF.svm" xlink:type="simple" xlink:show="embed" xlink:actuate="onLoad"><text:p/></draw:image></draw:frame><draw:line draw:style-name="gr52" draw:text-style-name="P69" svg:x1="2.0268in" svg:y1="0.7638in" svg:x2="2.0268in" svg:y2="3.1654in"><text:p/></draw:line><draw:line draw:style-name="gr53" draw:text-style-name="P69" svg:x1="2.0417in" svg:y1="0.7563in" svg:x2="4.4358in" svg:y2="3.1504in"><text:p/></draw:line><draw:frame draw:style-name="gr5" draw:text-style-name="P71" svg:width="0.8441in" svg:height="0.1835in" svg:x="3.5437in" svg:y="0.4437in"><draw:image xlink:href="Pictures/2000002400000863000001D48CF95BEA.svm" xlink:type="simple" xlink:show="embed" xlink:actuate="onLoad"><text:p/></draw:image></draw:frame><draw:frame draw:style-name="gr5" draw:text-style-name="P71" svg:width="0.7504in" svg:height="0.2087in" svg:x="1.1811in" svg:y="3.0028in"><draw:image xlink:href="Pictures/2000002400000777000002142B158CB8.svm" xlink:type="simple" xlink:show="embed" xlink:actuate="onLoad"><text:p/></draw:image></draw:frame><draw:frame draw:style-name="gr5" draw:text-style-name="P71" svg:width="0.8634in" svg:height="0.1835in" svg:x="3.8976in" svg:y="2.4126in"><draw:image xlink:href="Pictures/2000002400000898000001D44A146893.svm" xlink:type="simple" xlink:show="embed" xlink:actuate="onLoad"><text:p/></draw:image></draw:frame><draw:frame draw:style-name="gr5" draw:text-style-name="P71" svg:width="0.6925in" svg:height="0.1835in" svg:x="2.4209in" svg:y="0.8272in"><draw:image xlink:href="Pictures/2000002B000006DF000001D4EF633E8B.svm" xlink:type="simple" xlink:show="embed" xlink:actuate="onLoad"><text:p/></draw:image></draw:frame></draw:g><text:span text:style-name="T1"/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23T12:44:50.229907763</dc:date>
    <meta:editing-duration>PT4H57M41S</meta:editing-duration>
    <meta:editing-cycles>43</meta:editing-cycles>
    <meta:generator>LibreOffice/4.2.8.2$Linux_x86 LibreOffice_project/420m0$Build-2</meta:generator>
    <meta:document-statistic meta:table-count="4" meta:image-count="0" meta:object-count="3" meta:page-count="6" meta:paragraph-count="91" meta:word-count="354" meta:character-count="1420" meta:non-whitespace-character-count="1164"/>
  </office:meta>
</office:document-meta>
</file>

<file path=Object 1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  <mo stretchy="false">⋅</mo>
          <mn>0,0796</mn>
        </mrow>
      </mrow>
      <mrow>
        <mi>H</mi>
        <mo stretchy="false">=</mo>
        <mn>25</mn>
      </mrow>
      <mi>Ω</mi>
    </mrow>
    <annotation encoding="StarMath 5.0">X rsub L = 2 cdot %pi cdot f cdot L = 2 cdot %pi cdot 50 cdot 0,0796 H = 25 Ω</annotation>
  </semantics>
</math>
</file>

<file path=Object 2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i>C</mi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  <mo stretchy="false">⋅</mo>
              <mn>0,000159</mn>
            </mrow>
            <mi>H</mi>
          </mrow>
        </mfrac>
        <mo stretchy="false">=</mo>
        <mn>20</mn>
      </mrow>
      <mi>Ω</mi>
    </mrow>
    <annotation encoding="StarMath 5.0">X rsub C = 1 over {2 cdot %pi cdot f cdot C} = 1 over {2 cdot %pi cdot 50 cdot 0,000159 H} = 20 Ω</annotation>
  </semantics>
</math>
</file>

<file path=Object 3/content.xml><?xml version="1.0" encoding="utf-8"?>
<math xmlns="http://www.w3.org/1998/Math/MathML" display="block">
  <semantics>
    <mrow>
      <mn>20</mn>
      <mi>Ω</mi>
      <mi>∠</mi>
      <mn>0</mn>
      <mi>º</mi>
    </mrow>
    <annotation encoding="StarMath 5.0">20 Ω ∠0º</annotation>
  </semantics>
</math>
</file>